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E0000005E5D2652F7AE1161E0.png" manifest:media-type="image/png"/>
  <manifest:file-entry manifest:full-path="Pictures/100002000000000A0000000A6361AF2587162F7F.gif" manifest:media-type="image/gif"/>
  <manifest:file-entry manifest:full-path="Pictures/100000000000005E0000005EAB6862D59EF3F3E6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" svg:font-family="'Courier New'" style:font-adornments="Regular" style:font-family-generic="modern" style:font-pitch="fixed"/>
    <style:font-face style:name="AR PL UMing TW" svg:font-family="'AR PL UMing TW'" style:font-pitch="variable"/>
    <style:font-face style:name="AR PL UMing TW2" svg:font-family="'AR PL UMing TW'" style:font-adornments="Bold" style:font-pitch="variable"/>
    <style:font-face style:name="AR PL UMing TW1" svg:font-family="'AR PL UMing TW'" style:font-adornments="Light" style:font-pitch="variable"/>
    <style:font-face style:name="DFHeiBoldU-B51" svg:font-family="DFHeiBoldU-B5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margin-top="0mm" fo:margin-bottom="0mm" loext:contextual-spacing="false" fo:line-height="120%" fo:text-align="start" style:justify-single-word="false" fo:keep-together="auto" fo:orphans="2" fo:widows="2" fo:text-indent="0m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Mono" fo:font-size="11pt" fo:font-style="normal" style:text-underline-style="none" fo:font-weight="normal" style:font-name-asian="Liberation Mono1" style:font-size-asian="11pt" style:font-style-asian="normal" style:font-weight-asian="normal" style:font-name-complex="Liberation Mono1" style:font-size-complex="11pt"/>
    </style:style>
    <style:style style:name="P2" style:family="paragraph" style:parent-style-name="Standard" style:list-style-name="Thought">
      <style:paragraph-properties fo:margin-top="0mm" fo:margin-bottom="1.38mm" loext:contextual-spacing="false" fo:line-height="120%" fo:text-align="start" style:justify-single-word="false" fo:orphans="2" fo:widows="2" style:writing-mode="page"/>
      <style:text-properties officeooo:paragraph-rsid="000fd702"/>
    </style:style>
    <style:style style:name="P3" style:family="paragraph" style:parent-style-name="Inline_20_Code" style:list-style-name="Thought"/>
    <style:style style:name="P4" style:family="paragraph" style:parent-style-name="Thought" style:list-style-name="Thought"/>
    <style:style style:name="P5" style:family="paragraph" style:parent-style-name="Section">
      <style:text-properties officeooo:paragraph-rsid="0017b6fe"/>
    </style:style>
    <style:style style:name="P6" style:family="paragraph" style:parent-style-name="Section" style:master-page-name="">
      <style:paragraph-properties fo:margin-left="0mm" fo:margin-right="0mm" fo:margin-top="4.13mm" fo:margin-bottom="2.75mm" loext:contextual-spacing="false" fo:line-height="100%" fo:text-align="start" style:justify-single-word="false" fo:keep-together="auto" fo:orphans="2" fo:widows="2" fo:text-indent="0mm" style:auto-text-indent="false" style:page-number="auto" fo:keep-with-next="auto" style:writing-mode="page"/>
      <style:text-properties style:font-name="Courier New" fo:font-size="11pt" fo:font-style="normal" style:text-underline-style="solid" style:text-underline-width="auto" style:text-underline-color="font-color" style:font-name-asian="AR PL UMing TW2" style:font-size-asian="11pt" style:font-style-asian="normal"/>
    </style:style>
    <style:style style:name="P7" style:family="paragraph" style:parent-style-name="Question_5f_Title" style:master-page-name="Standard">
      <style:paragraph-properties fo:margin-left="0mm" fo:margin-right="0mm" fo:margin-top="0mm" fo:margin-bottom="0mm" loext:contextual-spacing="false" fo:text-align="center" style:justify-single-word="false" fo:keep-together="auto" fo:orphans="2" fo:widows="2" fo:text-indent="0mm" style:auto-text-indent="false" style:page-number="1" fo:break-before="page" style:shadow="none" fo:keep-with-next="auto">
        <style:tab-stops/>
      </style:paragraph-properties>
    </style:style>
    <style:style style:name="P8" style:family="paragraph" style:parent-style-name="Text_20_body" style:list-style-name="Thought">
      <style:paragraph-properties fo:margin-top="0mm" fo:margin-bottom="1.38mm" loext:contextual-spacing="false" style:writing-mode="page"/>
      <style:text-properties officeooo:paragraph-rsid="0012fa5c"/>
    </style:style>
    <style:style style:name="P9" style:family="paragraph" style:parent-style-name="Text_20_body" style:list-style-name="Thought">
      <style:paragraph-properties fo:margin-top="0mm" fo:margin-bottom="1.38mm" loext:contextual-spacing="false" style:writing-mode="page"/>
      <style:text-properties officeooo:paragraph-rsid="0029e325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ungsuh" fo:font-size="11pt" fo:font-style="normal" style:text-underline-style="none" fo:font-weight="normal" style:font-name-asian="Gungsuh1" style:font-size-asian="11pt" style:font-style-asian="normal" style:font-weight-asian="normal" style:font-name-complex="Gungsuh1" style:font-size-complex="11pt"/>
    </style:style>
    <style:style style:name="T2" style:family="text">
      <style:text-properties fo:font-variant="normal" fo:text-transform="none" fo:color="#557799" style:text-line-through-style="none" style:text-line-through-type="none" style:text-position="0% 100%" style:font-name="Liberation Mono" fo:font-size="9pt" fo:font-style="normal" style:text-underline-style="none" fo:font-weight="normal" style:font-name-asian="Liberation Mono1" style:font-size-asian="9pt" style:font-style-asian="normal" style:font-weight-asian="normal" style:font-name-complex="Liberation Mono1" style:font-size-complex="9pt"/>
    </style:style>
    <style:style style:name="T3" style:family="text">
      <style:text-properties fo:font-variant="normal" fo:text-transform="none" fo:color="#484848" style:text-line-through-style="none" style:text-line-through-type="none" style:text-position="0% 100%" style:font-name="Liberation Mono" fo:font-size="9pt" fo:font-style="normal" style:text-underline-style="none" fo:font-weight="normal" style:font-name-asian="Liberation Mono1" style:font-size-asian="9pt" style:font-style-asian="normal" style:font-weight-asian="normal" style:font-name-complex="Liberation Mono1" style:font-size-complex="9pt"/>
    </style:style>
    <style:style style:name="T4" style:family="text">
      <style:text-properties fo:font-variant="normal" fo:text-transform="none" fo:color="#484848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5" style:family="text">
      <style:text-properties fo:font-variant="normal" fo:text-transform="none" fo:color="#bb4444" style:text-line-through-style="none" style:text-line-through-type="none" style:text-position="0% 100%" style:font-name="Liberation Mono" fo:font-size="9pt" fo:font-style="normal" style:text-underline-style="none" fo:font-weight="bold" style:font-name-asian="Liberation Mono1" style:font-size-asian="9pt" style:font-style-asian="normal" style:font-weight-asian="bold" style:font-name-complex="Liberation Mono1" style:font-size-complex="9pt"/>
    </style:style>
    <style:style style:name="T6" style:family="text">
      <style:text-properties fo:font-variant="normal" fo:text-transform="none" fo:color="#00aa55" style:text-line-through-style="none" style:text-line-through-type="none" style:text-position="0% 100%" style:font-name="Liberation Mono" fo:font-size="9pt" fo:font-style="normal" style:text-underline-style="none" fo:font-weight="bold" style:font-name-asian="Liberation Mono1" style:font-size-asian="9pt" style:font-style-asian="normal" style:font-weight-asian="bold" style:font-name-complex="Liberation Mono1" style:font-size-complex="9pt"/>
    </style:style>
    <style:style style:name="T7" style:family="text">
      <style:text-properties fo:font-variant="normal" fo:text-transform="none" fo:color="#0066dd" style:text-line-through-style="none" style:text-line-through-type="none" style:text-position="0% 100%" style:font-name="Liberation Mono" fo:font-size="9pt" fo:font-style="normal" style:text-underline-style="none" fo:font-weight="normal" style:font-name-asian="Liberation Mono1" style:font-size-asian="9pt" style:font-style-asian="normal" style:font-weight-asian="normal" style:font-name-complex="Liberation Mono1" style:font-size-complex="9pt"/>
    </style:style>
    <style:style style:name="T8" style:family="text">
      <style:text-properties fo:font-variant="normal" fo:text-transform="none" fo:color="#4466aa" style:text-line-through-style="none" style:text-line-through-type="none" style:text-position="0% 100%" style:font-name="Liberation Mono" fo:font-size="9pt" fo:font-style="normal" style:text-underline-style="none" fo:font-weight="normal" style:font-name-asian="Liberation Mono1" style:font-size-asian="9pt" style:font-style-asian="normal" style:font-weight-asian="normal" style:font-name-complex="Liberation Mono1" style:font-size-complex="9pt"/>
    </style:style>
    <style:style style:name="T9" style:family="text">
      <style:text-properties fo:font-variant="normal" fo:text-transform="none" fo:color="#993399" style:text-line-through-style="none" style:text-line-through-type="none" style:text-position="0% 100%" style:font-name="Liberation Mono" fo:font-size="9pt" fo:font-style="normal" style:text-underline-style="none" fo:font-weight="bold" style:font-name-asian="Liberation Mono1" style:font-size-asian="9pt" style:font-style-asian="normal" style:font-weight-asian="bold" style:font-name-complex="Liberation Mono1" style:font-size-complex="9pt"/>
    </style:style>
    <style:style style:name="T10" style:family="text">
      <style:text-properties fo:font-variant="normal" fo:text-transform="none" fo:color="#338855" style:text-line-through-style="none" style:text-line-through-type="none" style:text-position="0% 100%" style:font-name="Liberation Mono" fo:font-size="9pt" fo:font-style="normal" style:text-underline-style="none" fo:font-weight="normal" style:font-name-asian="Liberation Mono1" style:font-size-asian="9pt" style:font-style-asian="normal" style:font-weight-asian="normal" style:font-name-complex="Liberation Mono1" style:font-size-complex="9pt"/>
    </style:style>
    <style:style style:name="T11" style:family="text">
      <style:text-properties style:font-name-asian="DFHeiBoldU-B51"/>
    </style:style>
    <style:style style:name="T12" style:family="text">
      <style:text-properties style:font-name="Arial" fo:font-size="14pt" style:font-name-asian="DFHeiBoldU-B51" style:font-size-asian="14pt" style:text-combine="none"/>
    </style:style>
    <style:style style:name="T13" style:family="text">
      <style:text-properties style:font-name="AR PL UMing TW"/>
    </style:style>
    <style:style style:name="T14" style:family="text">
      <style:text-properties style:font-name="Courier New" officeooo:rsid="0013e6b6" style:font-name-asian="AR PL UMing TW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009 <text:span text:style-name="T12">質數</text:span><text:span text:style-name="T11">判別</text:span></text:h>
      <text:p text:style-name="P1"/>
      <text:list xml:id="list538465225" text:style-name="List_20_1">
        <text:list-item>
          <text:p text:style-name="P6">題目</text:p>
        </text:list-item>
      </text:list>
      <text:p text:style-name="Standard">輸入正整數n，判斷n是否為質數，是的話印出Yes，不是的話印出No。</text:p>
      <text:list xml:id="list214320216093656" text:continue-numbering="true" text:style-name="List_20_1">
        <text:list-item>
          <text:p text:style-name="Section">解題思惟</text:p>
        </text:list-item>
      </text:list>
      <text:list xml:id="list3000082936" text:style-name="Thought">
        <text:list-item>
          <text:p text:style-name="P8">質數的特色是除了1之外，另外一個唯一的因數就是n本身。所以從1檢查到n，應該有2個質數。以下的程式應該就可以判斷了。</text:p>
          <text:p text:style-name="P3">int cnt=0;<text:line-break/>for (i=1; i&lt;=n; i++) if (n%i==0) cnt++; // 檢查到因數，把個數加1。<text:line-break/>if (cnt==2) printf(<text:span text:style-name="T14">"</text:span>Yes<text:span text:style-name="T14">"</text:span>); else printf(<text:span text:style-name="T14">"</text:span>No<text:span text:style-name="T14">"</text:span>);</text:p>
        </text:list-item>
        <text:list-item>
          <text:p text:style-name="P9">也可以只檢查2<text:span text:style-name="T13">…</text:span>n-1是否為n的因數，如果其中有一個因數，那n就不是質數了，否則n就是質數。在這種情況下，1和2應該要另外處理，1不是質數，但2是質數。</text:p>
        </text:list-item>
        <text:list-item>
          <text:p text:style-name="P4">可以設定一個旗標變數，如果沒有因數存在，把值設為1（表示n為質數），當有任一個因數存在時，把它設為0（表示n非質數）。預設值可以為1，檢查到因數時設為0。像以下這樣：</text:p>
          <text:p text:style-name="P3">int flag=1;<text:line-break/>for (i=2; i&lt;n; i++) if (n%i==0) { flag=0; break; }</text:p>
        </text:list-item>
        <text:list-item>
          <text:p text:style-name="P4">綜合2-3兩點，也可以用以下方式解此問題。</text:p>
          <text:p text:style-name="P3">int flag=1; // 預設flag為1<text:line-break/>if (n==1) flag=0; // 1不是質數<text:line-break/>else if (n&gt;3) { // 2和3是質數，flag不用變動，處理n&gt;3情況即可<text:line-break/> <text:s text:c="2"/>for (i=2; i&lt;n; i++) if (n%i==0) { flag=0; break; }<text:line-break/>}</text:p>
        </text:list-item>
        <text:list-item>
          <text:p text:style-name="P2"><text:span text:style-name="T1">進階思考：實際上檢查n的因數只要檢查到</text:span><text:span text:style-name="T1"><draw:frame draw:style-name="fr1" draw:name="Object3" text:anchor-type="as-char" svg:y="-4.15mm" svg:width="6.81mm" svg:height="5.04m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即可，因為如果有個因數x超過</text:span><text:span text:style-name="T1"><draw:frame draw:style-name="fr1" draw:name="Object1" text:anchor-type="as-char" svg:y="-4.15mm" svg:width="6.81mm" svg:height="5.04m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，那麼n/x就小於</text:span><text:span text:style-name="T1"><draw:frame draw:style-name="fr1" draw:name="Object2" text:anchor-type="as-char" svg:y="-4.15mm" svg:width="6.81mm" svg:height="5.04m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，會先被檢查到。另外</text:span><text:span text:style-name="T1"><draw:frame draw:style-name="fr1" draw:name="Object4" text:anchor-type="as-char" svg:y="-4.15mm" svg:width="11.61mm" svg:height="5.04m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可以改成</text:span><text:span text:style-name="T1"><draw:frame draw:style-name="fr1" draw:name="3" text:anchor-type="as-char" svg:y="-3.77mm" svg:width="12.74mm" svg:height="4.67mm" draw:z-index="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。</text:span></text:p>
        </text:list-item>
        <text:list-item>
          <text:p text:style-name="P4">偶數不是質數，也可以先過濾掉，奇數的部份，只要檢查有沒有奇數的因數就可以了。</text:p>
        </text:list-item>
        <text:list-item>
          <text:p text:style-name="P4">綜合以上各點，試寫一個程式如下。</text:p>
        </text:list-item>
      </text:list>
      <text:list xml:id="list214321126512270" text:continue-list="list214320216093656" text:style-name="List_20_1">
        <text:list-item>
          <text:p text:style-name="P5">程式碼</text:p>
        </text:list-item>
      </text:list>
      <text:p text:style-name="Block_20_Code"><text:span text:style-name="T2">#include</text:span><text:span text:style-name="T3"> </text:span><text:span text:style-name="T5">&lt;stdio.h&gt;</text:span></text:p>
      <text:p text:style-name="Block_20_Code"/>
      <text:p text:style-name="Block_20_Code"><text:span text:style-name="T6">int</text:span><text:span text:style-name="T3"> main()</text:span></text:p>
      <text:p text:style-name="Block_20_Code">{</text:p>
      <text:p text:style-name="Block_20_Code"><text:span text:style-name="T4"><text:s text:c="4"/></text:span><text:span text:style-name="T6">int</text:span><text:span text:style-name="T3"> i, n, flag=</text:span><text:span text:style-name="T7">1</text:span><text:span text:style-name="T3">;</text:span></text:p>
      <text:p text:style-name="Block_20_Code"><text:span text:style-name="T4"><text:s text:c="4"/></text:span><text:span text:style-name="T3">scanf(</text:span><text:span text:style-name="T8">"%d"</text:span><text:span text:style-name="T3">, &amp;n);</text:span></text:p>
      <text:p text:style-name="Block_20_Code"><text:span text:style-name="T4"><text:s text:c="4"/></text:span><text:span text:style-name="T9">if</text:span><text:span text:style-name="T3"> (n==</text:span><text:span text:style-name="T7">1</text:span><text:span text:style-name="T3">) flag=</text:span><text:span text:style-name="T7">0</text:span><text:span text:style-name="T3">; </text:span><text:span text:style-name="T10">// 1 非質數</text:span></text:p>
      <text:p text:style-name="Block_20_Code"><text:span text:style-name="T4"><text:s text:c="4"/></text:span><text:span text:style-name="T9">else</text:span><text:span text:style-name="T3"> </text:span><text:span text:style-name="T9">if</text:span><text:span text:style-name="T3"> (n&gt;</text:span><text:span text:style-name="T7">3</text:span><text:span text:style-name="T3">) { </text:span><text:span text:style-name="T10">// 2和3是質數，flag不用變動，處理n&gt;3情況即可</text:span></text:p>
      <text:p text:style-name="Block_20_Code"><text:span text:style-name="T4"><text:s text:c="8"/></text:span><text:span text:style-name="T9">if</text:span><text:span text:style-name="T3"> (n%</text:span><text:span text:style-name="T7">2</text:span><text:span text:style-name="T3">==</text:span><text:span text:style-name="T7">0</text:span><text:span text:style-name="T3">) flag=</text:span><text:span text:style-name="T7">0</text:span><text:span text:style-name="T3">; </text:span><text:span text:style-name="T10">// 偶數非質數</text:span></text:p>
      <text:p text:style-name="Block_20_Code"><text:span text:style-name="T4"><text:s text:c="8"/></text:span><text:span text:style-name="T9">else</text:span><text:span text:style-name="T3"> </text:span><text:span text:style-name="T9">for</text:span><text:span text:style-name="T3"> (i=</text:span><text:span text:style-name="T7">3</text:span><text:span text:style-name="T3">; i*i&lt;=n; i+=</text:span><text:span text:style-name="T7">2</text:span><text:span text:style-name="T3">) { </text:span><text:span text:style-name="T10">// 只檢查奇數因數，檢查範圍 i*i&lt;=n 即可</text:span></text:p>
      <text:p text:style-name="Block_20_Code"><text:span text:style-name="T4"><text:s text:c="12"/></text:span><text:span text:style-name="T9">if</text:span><text:span text:style-name="T3"> (n%i==</text:span><text:span text:style-name="T7">0</text:span><text:span text:style-name="T3">) { flag=</text:span><text:span text:style-name="T7">0</text:span><text:span text:style-name="T3">; </text:span><text:span text:style-name="T9">break</text:span><text:span text:style-name="T3">; } </text:span><text:span text:style-name="T10">// 發現有因數，設定旗標後跳出</text:span></text:p>
      <text:p text:style-name="Block_20_Code"><text:span text:style-name="T4"><text:s text:c="8"/></text:span><text:span text:style-name="T3">}</text:span></text:p>
      <text:p text:style-name="Block_20_Code"><text:span text:style-name="T4"><text:s text:c="4"/></text:span><text:span text:style-name="T3">}</text:span></text:p>
      <text:p text:style-name="Block_20_Code"><text:soft-page-break/><text:span text:style-name="T4"><text:s text:c="4"/></text:span><text:span text:style-name="T9">if</text:span><text:span text:style-name="T3"> (flag) printf(</text:span><text:span text:style-name="T8">"Yes"</text:span><text:span text:style-name="T3">);</text:span></text:p>
      <text:p text:style-name="Block_20_Code"><text:span text:style-name="T4"><text:s text:c="4"/></text:span><text:span text:style-name="T9">else</text:span><text:span text:style-name="T3"> printf(</text:span><text:span text:style-name="T8">"No"</text:span><text:span text:style-name="T3">);</text:span></text:p>
      <text:p text:style-name="Block_20_Code"><text:span text:style-name="T4"><text:s text:c="4"/></text:span><text:span text:style-name="T9">return</text:span><text:span text:style-name="T3"> </text:span><text:span text:style-name="T7">0</text:span><text:span text:style-name="T3">;</text:span></text:p>
      <text:p text:style-name="Block_20_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 Regular1" svg:font-family="'Noto Sans CJK TC Regular'" style:font-family-generic="swiss"/>
    <style:font-face style:name="Courier New" svg:font-family="'Courier New'" style:font-adornments="Regular" style:font-family-generic="modern" style:font-pitch="fixed"/>
    <style:font-face style:name="AR PL UMing TW" svg:font-family="'AR PL UMing TW'" style:font-pitch="variable"/>
    <style:font-face style:name="AR PL UMing TW2" svg:font-family="'AR PL UMing TW'" style:font-adornments="Bold" style:font-pitch="variable"/>
    <style:font-face style:name="AR PL UMing TW1" svg:font-family="'AR PL UMing TW'" style:font-adornments="Light" style:font-pitch="variable"/>
    <style:font-face style:name="DFHeiBoldU-B51" svg:font-family="DFHeiBoldU-B5" style:font-pitch="variable"/>
    <style:font-face style:name="DFHeiBoldU-B5" svg:font-family="DFHeiBoldU-B5" style:font-adornments="Regular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Marble" xlink:href="Pictures/100000000000005E0000005E5D2652F7AE1161E0.png" xlink:type="simple" xlink:show="embed" xlink:actuate="onLoad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TW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41mm" fo:margin-right="0mm" fo:margin-top="0mm" fo:margin-bottom="1.38mm" loext:contextual-spacing="false" fo:line-height="100%" fo:text-align="justify" style:justify-single-word="false" fo:keep-together="auto" fo:orphans="2" fo:widows="2" fo:text-indent="0mm" style:auto-text-indent="false" fo:keep-with-next="auto" style:writing-mode="page"/>
      <style:text-properties style:font-name="Courier New" fo:font-family="'Courier New'" style:font-style-name="Regular" style:font-family-generic="modern" style:font-pitch="fixed" fo:font-size="11pt" style:font-name-asian="AR PL UMing TW1" style:font-family-asian="'AR PL UMing TW'" style:font-style-name-asian="Light" style:font-pitch-asian="variable" style:font-size-asian="11pt" style:font-weight-asian="25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8.47mm" fo:margin-bottom="2.12m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1.41m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4.94mm" fo:margin-bottom="1.41m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4.23mm" fo:margin-bottom="0.71m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8.47mm" fo:margin-bottom="2.12m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6.35mm" fo:margin-bottom="1.41m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estion_5f_Title" style:display-name="Question_Title" style:family="paragraph" style:parent-style-name="Standard" style:next-style-name="Section" style:auto-update="true" style:default-outline-level="1" style:list-style-name="" style:master-page-name="">
      <loext:graphic-properties draw:fill="gradient" draw:fill-color="#ffff99" draw:fill-gradient-name="Radial_20_red_2f_yellow" draw:gradient-step-count="0" draw:fill-image-name="Marble" draw:fill-image-width="102.94mm" draw:fill-image-height="102.94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0mm" loext:contextual-spacing="false" fo:line-height="8.47mm" fo:text-align="center" style:justify-single-word="false" fo:keep-together="auto" fo:orphans="2" fo:widows="2" fo:text-indent="0mm" style:auto-text-indent="false" style:page-number="auto" fo:break-before="page" fo:background-color="#f3991a" fo:padding="0mm" fo:border="none" style:shadow="none" fo:keep-with-next="auto" style:writing-mode="page">
        <style:tab-stops/>
      </style:paragraph-properties>
      <style:text-properties fo:color="#0000ff" style:text-outline="false" style:font-name="Arial" fo:font-family="Arial" style:font-style-name="Regular" style:font-family-generic="swiss" style:font-pitch="variable" fo:font-size="14pt" fo:text-shadow="none" fo:font-weight="normal" style:text-blinking="false" style:font-name-asian="DFHeiBoldU-B5" style:font-family-asian="DFHeiBoldU-B5" style:font-style-name-asian="Regular" style:font-pitch-asian="variable" style:font-size-asian="14pt" style:font-weight-asian="normal" style:text-emphasize="none" style:text-combine="none"/>
    </style:style>
    <style:style style:name="Section" style:family="paragraph" style:parent-style-name="Standard" style:next-style-name="Standard" style:auto-update="true" style:list-style-name="List_20_1" style:master-page-name="">
      <loext:graphic-properties draw:fill="none" draw:fill-color="#729fcf"/>
      <style:paragraph-properties fo:margin-top="4.13mm" fo:margin-bottom="2.75mm" loext:contextual-spacing="false" style:page-number="auto" fo:background-color="transparent" style:shadow="none" style:writing-mode="page"/>
      <style:text-properties fo:color="#0000ff" fo:font-size="11pt" fo:font-style="normal" style:text-underline-style="solid" style:text-underline-width="auto" style:text-underline-color="font-color" fo:font-weight="normal" style:font-name-asian="AR PL UMing TW2" style:font-family-asian="'AR PL UMing TW'" style:font-style-name-asian="Bold" style:font-pitch-asian="variable" style:font-size-asian="11pt" style:font-style-asian="normal" style:font-weight-asian="normal" style:font-weight-complex="normal"/>
    </style:style>
    <style:style style:name="Text" style:family="paragraph" style:parent-style-name="Caption" style:class="extra"/>
    <style:style style:name="Thought" style:family="paragraph" style:parent-style-name="Standard" style:list-style-name="WWNum1">
      <loext:graphic-properties draw:fill="none" draw:fill-color="#729fcf"/>
      <style:paragraph-properties fo:margin-left="12.7mm" fo:margin-right="0mm" fo:margin-top="0mm" fo:margin-bottom="0mm" loext:contextual-spacing="false" fo:line-height="120%" fo:text-align="justify" style:justify-single-word="false" fo:keep-together="auto" fo:orphans="2" fo:widows="2" fo:text-indent="-6.35mm" style:auto-text-indent="false" fo:background-color="transparent" fo:keep-with-next="auto" style:writing-mode="page"/>
    </style:style>
    <style:style style:name="Inline_20_Code" style:display-name="Inline Code" style:family="paragraph" style:parent-style-name="Standard" style:next-style-name="Thought" style:auto-update="true">
      <loext:graphic-properties draw:fill="solid" draw:fill-color="#eeeeee" draw:fill-image-name="Sky" draw:fill-image-width="0mm" draw:fill-image-height="0mm" style:repeat="repeat" draw:fill-image-ref-point-x="0%" draw:fill-image-ref-point-y="0%" draw:fill-image-ref-point="center" draw:tile-repeat-offset="0% vertical"/>
      <style:paragraph-properties fo:margin-left="0mm" fo:margin-right="0mm" fo:margin-top="0mm" fo:margin-bottom="2.75mm" loext:contextual-spacing="false" fo:text-align="start" style:justify-single-word="false" fo:text-indent="0mm" style:auto-text-indent="false" fo:background-color="#eeeeee" fo:padding="1.99mm" fo:border="0.06pt solid #ffffff" style:shadow="none" style:writing-mode="page"/>
      <style:text-properties style:use-window-font-color="true" style:font-name="Courier New" fo:font-family="'Courier New'" style:font-style-name="Regular" style:font-family-generic="modern" style:font-pitch="fixed" fo:font-size="10.5pt" fo:font-weight="normal" style:font-size-asian="10.5pt"/>
    </style:style>
    <style:style style:name="Block_20_Code" style:display-name="Block Code" style:family="paragraph" style:parent-style-name="Standard" style:next-style-name="Standard" style:auto-update="true">
      <loext:graphic-properties draw:fill="solid" draw:fill-color="#fafafa"/>
      <style:paragraph-properties fo:margin-left="7.41mm" fo:margin-right="0mm" fo:text-align="start" style:justify-single-word="false" fo:text-indent="0mm" style:auto-text-indent="false" fo:background-color="#fafafa" fo:padding="1.99mm" fo:border="0.06pt solid #cccccc" style:shadow="none" style:writing-mode="page"/>
      <style:text-properties fo:font-size="9pt" style:font-size-asian="9pt"/>
    </style:style>
    <style:style style:name="Numbering_20_Symbols" style:display-name="Numbering Symbols" style:family="text"/>
    <style:style style:name="Bullet_20_Symbols_20__28_user_29_" style:display-name="Bullet Symbols (user)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 text:list-tab-stop-position="5.5mm" fo:text-indent="-5.5mm" fo:margin-left="5.5m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bottom" style:vertical-rel="baseline" fo:width="3mm" fo:height="3mm">
          <style:list-level-label-alignment text:label-followed-by="listtab"/>
        </style:list-level-properties>
      </text:list-level-style-image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2.7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9.0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5.4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1.7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8.1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4.4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0.8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7.1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Though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5mm" fo:text-indent="-7.5mm" fo:margin-left="14.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fo:background-color="#ffffff" style:writing-mode="lr-tb" style:layout-grid-color="#c0c0c0" style:layout-grid-lines="23940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21:43:19.623864943</dc:date>
    <meta:editing-duration>PT2H13M51S</meta:editing-duration>
    <meta:editing-cycles>18</meta:editing-cycles>
    <meta:generator>LibreOffice/5.3.1.2$Linux_X86_64 LibreOffice_project/30m0$Build-2</meta:generator>
    <meta:print-date>2017-04-25T20:34:32.144039535</meta:print-date>
    <meta:document-statistic meta:table-count="0" meta:image-count="0" meta:object-count="5" meta:page-count="2" meta:paragraph-count="31" meta:word-count="593" meta:character-count="1128" meta:non-whitespace-character-count="965"/>
  </office:meta>
</office:document-meta>
</file>

<file path=Object 10/content.xml><?xml version="1.0" encoding="utf-8"?>
<math xmlns="http://www.w3.org/1998/Math/MathML" display="block">
  <semantics>
    <mrow>
      <mrow>
        <mi>i</mi>
        <mo stretchy="false">∗</mo>
        <mi>i</mi>
      </mrow>
      <mi>≤</mi>
      <mi>n</mi>
    </mrow>
    <annotation encoding="StarMath 5.0">i * i≤n</annotation>
  </semantics>
</math>
</file>

<file path=Object 11/content.xml><?xml version="1.0" encoding="utf-8"?>
<math xmlns="http://www.w3.org/1998/Math/MathML" display="block">
  <semantics>
    <msqrt>
      <mi>n</mi>
    </msqrt>
    <annotation encoding="StarMath 5.0">sqrt{n}</annotation>
  </semantics>
</math>
</file>

<file path=Object 12/content.xml><?xml version="1.0" encoding="utf-8"?>
<math xmlns="http://www.w3.org/1998/Math/MathML" display="block">
  <semantics>
    <msqrt>
      <mi>n</mi>
    </msqrt>
    <annotation encoding="StarMath 5.0">sqrt{n}</annotation>
  </semantics>
</math>
</file>

<file path=Object 3/content.xml><?xml version="1.0" encoding="utf-8"?>
<math xmlns="http://www.w3.org/1998/Math/MathML" display="block">
  <semantics>
    <msqrt>
      <mi>n</mi>
    </msqrt>
    <annotation encoding="StarMath 5.0">sqrt{n}</annotation>
  </semantics>
</math>
</file>

<file path=Object 5/content.xml><?xml version="1.0" encoding="utf-8"?>
<math xmlns="http://www.w3.org/1998/Math/MathML" display="block">
  <semantics>
    <mrow>
      <mi>i</mi>
      <mo stretchy="false">≤</mo>
      <msqrt>
        <mi>n</mi>
      </msqrt>
    </mrow>
    <annotation encoding="StarMath 5.0">i &lt;= sqrt{n}</annotation>
  </semantics>
</math>
</file>